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0e7b" officeooo:paragraph-rsid="000d0e7b"/>
    </style:style>
    <style:style style:name="P2" style:family="paragraph" style:parent-style-name="Standard">
      <style:text-properties officeooo:rsid="0010cd01" officeooo:paragraph-rsid="0013ee44"/>
    </style:style>
    <style:style style:name="P3" style:family="paragraph" style:parent-style-name="Standard">
      <style:text-properties officeooo:rsid="0012797a" officeooo:paragraph-rsid="0012797a"/>
    </style:style>
    <style:style style:name="P4" style:family="paragraph" style:parent-style-name="Standard">
      <style:text-properties officeooo:rsid="0012797a" officeooo:paragraph-rsid="00159677"/>
    </style:style>
    <style:style style:name="P5" style:family="paragraph" style:parent-style-name="Standard">
      <style:text-properties officeooo:rsid="0017590a" officeooo:paragraph-rsid="0017590a"/>
    </style:style>
    <style:style style:name="P6" style:family="paragraph" style:parent-style-name="Standard">
      <style:text-properties officeooo:rsid="0017590a" officeooo:paragraph-rsid="0018d633"/>
    </style:style>
    <style:style style:name="P7" style:family="paragraph" style:parent-style-name="Standard">
      <style:text-properties officeooo:rsid="00189d27" officeooo:paragraph-rsid="00189d27"/>
    </style:style>
    <style:style style:name="P8" style:family="paragraph" style:parent-style-name="Standard">
      <style:text-properties officeooo:rsid="001a48bb" officeooo:paragraph-rsid="001a48bb"/>
    </style:style>
    <style:style style:name="P9" style:family="paragraph" style:parent-style-name="Standard">
      <style:text-properties officeooo:rsid="001a48bb" officeooo:paragraph-rsid="001d2d82"/>
    </style:style>
    <style:style style:name="P10" style:family="paragraph" style:parent-style-name="Standard">
      <style:text-properties officeooo:rsid="0026cbc7" officeooo:paragraph-rsid="0026cbc7"/>
    </style:style>
    <style:style style:name="P11" style:family="paragraph" style:parent-style-name="Standard">
      <style:text-properties officeooo:rsid="00271821" officeooo:paragraph-rsid="00271821"/>
    </style:style>
    <style:style style:name="P12" style:family="paragraph" style:parent-style-name="Standard">
      <style:text-properties officeooo:rsid="00299ade" officeooo:paragraph-rsid="00299ade"/>
    </style:style>
    <style:style style:name="P13" style:family="paragraph" style:parent-style-name="Standard">
      <style:text-properties officeooo:rsid="00299ade" officeooo:paragraph-rsid="002b9370"/>
    </style:style>
    <style:style style:name="P14" style:family="paragraph" style:parent-style-name="Standard">
      <style:text-properties officeooo:rsid="0029e1c4" officeooo:paragraph-rsid="0029e1c4"/>
    </style:style>
    <style:style style:name="P15" style:family="paragraph" style:parent-style-name="Standard">
      <style:text-properties officeooo:rsid="002ce02c" officeooo:paragraph-rsid="002ce02c"/>
    </style:style>
    <style:style style:name="P16" style:family="paragraph" style:parent-style-name="Standard">
      <style:text-properties officeooo:rsid="002daac6" officeooo:paragraph-rsid="002daac6"/>
    </style:style>
    <style:style style:name="P17" style:family="paragraph" style:parent-style-name="Standard">
      <style:text-properties officeooo:rsid="002e365e" officeooo:paragraph-rsid="002e365e"/>
    </style:style>
    <style:style style:name="P18" style:family="paragraph" style:parent-style-name="Standard">
      <style:text-properties officeooo:rsid="003341b9" officeooo:paragraph-rsid="003341b9"/>
    </style:style>
    <style:style style:name="P19" style:family="paragraph" style:parent-style-name="Standard">
      <style:text-properties officeooo:rsid="00344274" officeooo:paragraph-rsid="00344274"/>
    </style:style>
    <style:style style:name="P20" style:family="paragraph" style:parent-style-name="Standard">
      <style:paragraph-properties fo:break-before="page"/>
      <style:text-properties officeooo:rsid="00271821" officeooo:paragraph-rsid="00271821"/>
    </style:style>
    <style:style style:name="P21" style:family="paragraph" style:parent-style-name="Standard">
      <style:text-properties officeooo:rsid="00159677" officeooo:paragraph-rsid="00159677"/>
    </style:style>
    <style:style style:name="P22" style:family="paragraph" style:parent-style-name="Standard" style:list-style-name="L1">
      <style:text-properties officeooo:rsid="0030fc63" officeooo:paragraph-rsid="0030fc63"/>
    </style:style>
    <style:style style:name="P23" style:family="paragraph" style:parent-style-name="Standard" style:list-style-name="L1">
      <style:text-properties officeooo:rsid="003341b9" officeooo:paragraph-rsid="003341b9"/>
    </style:style>
    <style:style style:name="P24" style:family="paragraph" style:parent-style-name="Standard" style:list-style-name="L2">
      <style:text-properties officeooo:rsid="00344274" officeooo:paragraph-rsid="00344274"/>
    </style:style>
    <style:style style:name="P25" style:family="paragraph" style:parent-style-name="Standard" style:list-style-name="L2">
      <style:text-properties officeooo:rsid="0035e2b5" officeooo:paragraph-rsid="0035e2b5"/>
    </style:style>
    <style:style style:name="P26" style:family="paragraph" style:parent-style-name="Standard" style:list-style-name="L2">
      <style:text-properties officeooo:rsid="003a853e" officeooo:paragraph-rsid="003a853e"/>
    </style:style>
    <style:style style:name="P27" style:family="paragraph" style:parent-style-name="Standard" style:list-style-name="L2">
      <style:text-properties officeooo:rsid="00397f6b" officeooo:paragraph-rsid="00397f6b"/>
    </style:style>
    <style:style style:name="P28" style:family="paragraph" style:parent-style-name="Standard">
      <style:text-properties officeooo:rsid="000d0e7b" officeooo:paragraph-rsid="000d0e7b"/>
    </style:style>
    <style:style style:name="P29" style:family="paragraph" style:parent-style-name="Standard">
      <style:text-properties officeooo:rsid="0040fa8f" officeooo:paragraph-rsid="0040fa8f"/>
    </style:style>
    <style:style style:name="P30" style:family="paragraph" style:parent-style-name="Standard">
      <style:text-properties officeooo:rsid="00428306" officeooo:paragraph-rsid="00428306"/>
    </style:style>
    <style:style style:name="P31" style:family="paragraph" style:parent-style-name="Standard" style:list-style-name="L3">
      <style:text-properties officeooo:rsid="00428306" officeooo:paragraph-rsid="004c0167"/>
    </style:style>
    <style:style style:name="P32" style:family="paragraph" style:parent-style-name="Standard" style:list-style-name="L3">
      <style:text-properties officeooo:rsid="00428306" officeooo:paragraph-rsid="004fb1b3"/>
    </style:style>
    <style:style style:name="P33" style:family="paragraph" style:parent-style-name="Standard" style:list-style-name="L3">
      <style:text-properties officeooo:rsid="00428306" officeooo:paragraph-rsid="005117df"/>
    </style:style>
    <style:style style:name="P34" style:family="paragraph" style:parent-style-name="Standard" style:list-style-name="L3">
      <style:text-properties officeooo:paragraph-rsid="004fb1b3"/>
    </style:style>
    <style:style style:name="P35" style:family="paragraph" style:parent-style-name="Standard" style:list-style-name="L3">
      <style:text-properties officeooo:paragraph-rsid="005117df"/>
    </style:style>
    <style:style style:name="P36" style:family="paragraph" style:parent-style-name="Standard" style:list-style-name="L3">
      <style:text-properties officeooo:rsid="0046bf12" officeooo:paragraph-rsid="0046bf12"/>
    </style:style>
    <style:style style:name="P37" style:family="paragraph" style:parent-style-name="Standard" style:list-style-name="L3">
      <style:text-properties officeooo:rsid="0046e805" officeooo:paragraph-rsid="004c0167"/>
    </style:style>
    <style:style style:name="P38" style:family="paragraph" style:parent-style-name="Standard">
      <style:text-properties officeooo:rsid="004c0167" officeooo:paragraph-rsid="004c0167"/>
    </style:style>
    <style:style style:name="P39" style:family="paragraph" style:parent-style-name="Standard" style:list-style-name="L3">
      <style:text-properties officeooo:rsid="00525246" officeooo:paragraph-rsid="00525246"/>
    </style:style>
    <style:style style:name="P40" style:family="paragraph" style:parent-style-name="Standard">
      <style:text-properties officeooo:rsid="0057060c" officeooo:paragraph-rsid="0057060c"/>
    </style:style>
    <style:style style:name="P41" style:family="paragraph" style:parent-style-name="Standard">
      <style:text-properties officeooo:rsid="00577b00" officeooo:paragraph-rsid="00577b00"/>
    </style:style>
    <style:style style:name="T1" style:family="text">
      <style:text-properties officeooo:rsid="0012797a"/>
    </style:style>
    <style:style style:name="T2" style:family="text">
      <style:text-properties officeooo:rsid="00189d27"/>
    </style:style>
    <style:style style:name="T3" style:family="text">
      <style:text-properties officeooo:rsid="0018d633"/>
    </style:style>
    <style:style style:name="T4" style:family="text">
      <style:text-properties officeooo:rsid="001a7ee9"/>
    </style:style>
    <style:style style:name="T5" style:family="text">
      <style:text-properties officeooo:rsid="001b5824"/>
    </style:style>
    <style:style style:name="T6" style:family="text">
      <style:text-properties officeooo:rsid="001c2c8c"/>
    </style:style>
    <style:style style:name="T7" style:family="text">
      <style:text-properties officeooo:rsid="001eb342"/>
    </style:style>
    <style:style style:name="T8" style:family="text">
      <style:text-properties officeooo:rsid="00286254"/>
    </style:style>
    <style:style style:name="T9" style:family="text">
      <style:text-properties officeooo:rsid="002b9370"/>
    </style:style>
    <style:style style:name="T10" style:family="text">
      <style:text-properties officeooo:rsid="00316749"/>
    </style:style>
    <style:style style:name="T11" style:family="text">
      <style:text-properties officeooo:rsid="0044f57b"/>
    </style:style>
    <style:style style:name="T12" style:family="text">
      <style:text-properties officeooo:rsid="0048b803"/>
    </style:style>
    <style:style style:name="T13" style:family="text">
      <style:text-properties officeooo:rsid="004fb1b3"/>
    </style:style>
    <style:style style:name="T14" style:family="text">
      <style:text-properties officeooo:rsid="005117df"/>
    </style:style>
    <style:style style:name="T15" style:family="text">
      <style:text-properties officeooo:rsid="005329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42 Supplementary Notes about Computer Architecture</text:p>
      <text:p text:style-name="P1"/>
      <text:p text:style-name="P1">Source: <text:s/>61C at Berkeley lectures</text:p>
      <text:p text:style-name="P1"/>
      <text:p text:style-name="P40">Textbooks used:</text:p>
      <text:p text:style-name="P40">Data Centers as Computers</text:p>
      <text:p text:style-name="P40">C Programming K&amp;R</text:p>
      <text:p text:style-name="P41">Also a typical computer architecture textbook.</text:p>
      <text:p text:style-name="P1"/>
      <text:p text:style-name="P29">Week 1 (Intro)</text:p>
      <text:p text:style-name="P30">Goals:</text:p>
      <text:list xml:id="list3931242644" text:style-name="L3">
        <text:list-item>
          <text:p text:style-name="P36">Creating or designing a working computer that makes use of real physics</text:p>
          <text:list>
            <text:list-item>
              <text:p text:style-name="P36">Abstraction in the representation is useful, e.g. not always important to draw, represent or refer to the lowest level of what is happening….e.g. a logic gate or block could be (and is made of transistors) but what does that help with the design problem?)</text:p>
            </text:list-item>
          </text:list>
        </text:list-item>
        <text:list-item>
          <text:p text:style-name="P34"><text:span text:style-name="T11">Performance measurement and improvement (engineering discipline)</text:span></text:p>
          <text:list>
            <text:list-item>
              <text:p text:style-name="P32"><text:span text:style-name="T13">One source of i</text:span>ncrease<text:span text:style-name="T13">d </text:span>performance (high performance computing) <text:span text:style-name="T13">is </text:span>Parallelism</text:p>
            </text:list-item>
          </text:list>
        </text:list-item>
        <text:list-item>
          <text:p text:style-name="P31">Applying <text:span text:style-name="T13">all of the computer architecture to </text:span>big data</text:p>
        </text:list-item>
        <text:list-item>
          <text:p text:style-name="P33"><text:span text:style-name="T14">Learning the inner workings of a process/CPU from both hardware and software perspective.</text:span></text:p>
          <text:list>
            <text:list-item>
              <text:p text:style-name="P35"><text:span text:style-name="T14">Hardware: Learning how programmable logic gates work to compute. A memory hierarchy (principle of locality). Instruction sets on a processor.</text:span></text:p>
            </text:list-item>
            <text:list-item>
              <text:p text:style-name="P33"><text:span text:style-name="T14">Software: <text:s/>C allows some better access to lower level system of hardware than languages like Python or Java, etc. <text:s/>In Computer Architecture C programming is useful for bringing to light the key hardware features. <text:s/>And also C Programming will be used to access the hardware parallelism for performance.</text:span></text:p>
            </text:list-item>
          </text:list>
        </text:list-item>
      </text:list>
      <text:p text:style-name="P29"/>
      <text:p text:style-name="P38">Computer Architecture Ideas</text:p>
      <text:list xml:id="list231452749212138" text:continue-numbering="true" text:style-name="L3">
        <text:list-item>
          <text:p text:style-name="P37">Gordon Moore (Moore’s law)...Intel started with memory chips and then moved to making processors. <text:s/>Predicted the cost of making chips 2X transistors / chip every 2 years. <text:s text:c="3"/>Cost per transistor. <text:s/>How many transistors can fit on a die. <text:s/><text:span text:style-name="T12">The shrinking size and lowering cost has caused the industry to grow a lot! <text:s/>This law is as much about cost as size of transistor and it is basically over.</text:span></text:p>
        </text:list-item>
        <text:list-item>
          <text:p text:style-name="P39">Computers are mostly memory that is used to manage data. <text:s/>Bigger memory = bigger latency. <text:s/>How far away is the data? <text:s/><text:span text:style-name="T15">Most of the memory is off chip (&gt;100 clock cycles), but for the Onchip cache and Onboard cache as well as the CPU’s registers, in the 1-4 nanosecond range. <text:s/>That’s a big difference. <text:s/>To disk is 10^6 ns (rotating disk). <text:s/>Tape archive is 10^9 ns.</text:span> <text:s/></text:p>
        </text:list-item>
      </text:list>
      <text:p text:style-name="P29"/>
      <text:p text:style-name="P1"/>
      <text:p text:style-name="P29">Week 10 (or so)</text:p>
      <text:p text:style-name="P1"/>
      <text:p text:style-name="P1">Important hardware terms/concepts</text:p>
      <text:p text:style-name="P1">Clock – a steady square wave that synchronizes system activity (also called CLK)</text:p>
      <text:p text:style-name="P1">Setup Time – the time an input must be stable before the CLK wave rises</text:p>
      <text:p text:style-name="P1">Hold Time – time an input must be stable after the CLK signal has risen</text:p>
      <text:p text:style-name="P1">CLK-to-Q Delay – the time it takes output to change from the CLK signal rise</text:p>
      <text:p text:style-name="P1">Flip-flop – <text:span text:style-name="T2">one bit of state <text:s/>(complicated piece of hardware to design, built from gates/switches)</text:span></text:p>
      <text:p text:style-name="P7">Register – multiple flip-flops working together</text:p>
      <text:p text:style-name="P1"/>
      <text:p text:style-name="P10">More basic hardware terms</text:p>
      <text:p text:style-name="P10"><text:soft-page-break/>Switches – switches are the inner pieces of circuitry, switches are “thrown” means they are properly doing their function and driving the larger gates, logic blocks, etc.</text:p>
      <text:p text:style-name="P5"/>
      <text:p text:style-name="P5"><text:span text:style-name="T3">E.g. Dealing with the design issue of </text:span>Propagation Delay</text:p>
      <text:p text:style-name="P6"><text:span text:style-name="T2">Multiple independent registers can help computer architecture to do things in parallel. This is done in p</text:span>ipelining (<text:span text:style-name="T7">when introducing </text:span>new registers <text:span text:style-name="T2">in the middle) to </text:span>increas<text:span text:style-name="T7">e </text:span>the clock frequency, <text:span text:style-name="T7">and provide higher </text:span>bandwidth. <text:s/><text:span text:style-name="T7">The downside might be it results in more Latency (time it takes a signal to go from end to end), but parallel processing in effect.</text:span></text:p>
      <text:p text:style-name="P7"/>
      <text:p text:style-name="P8">E.g. Propagation time <text:span text:style-name="T4">delay using Critical Path Analysis</text:span></text:p>
      <text:p text:style-name="P8">Clock-to-Q 1 ns, Setup 1 ns, Hold 1 ns, AND delay 1 ns</text:p>
      <text:p text:style-name="P9">A SL circuit with 1 register and <text:span text:style-name="T6">3</text:span> AND gates <text:span text:style-name="T6">on its critical path </text:span>is going to produce a clock frequency of <text:span text:style-name="T5">200 MHz. <text:s/>NOTE: <text:s/>Hold time does not effect the critical path analysis, but it is important for multiple registers capturing values in sequence to slow down (hold) the signal each later register.</text:span></text:p>
      <text:p text:style-name="P8"/>
      <text:p text:style-name="P8"/>
      <text:p text:style-name="P1"/>
      <text:p text:style-name="P4">Registers</text:p>
      <text:p text:style-name="P2"/>
      <text:p text:style-name="P2">Registers prevents the flow of the bits from being read too early, and holds the input until the next clock in. <text:s/>(Registers hold the input stable until the next clock cycle). <text:s/><text:span text:style-name="T1">Register input takes a snapshot of sorts of the input and waits until the clock cycle to send its output.</text:span></text:p>
      <text:p text:style-name="P4"/>
      <text:p text:style-name="P21">The Clock on the system uses Flip Flops. <text:s/>Clocking “in” means capturing the values on the circuit and afterwards bits can once again be changed. <text:s text:c="3"/>On a larger scale the entire system can be built with CL and registers. (Combinational Logic). <text:s/></text:p>
      <text:p text:style-name="P4"/>
      <text:p text:style-name="P21">Flip flops </text:p>
      <text:p text:style-name="P21">Registers are made up of flip flops?</text:p>
      <text:p text:style-name="P3">Flip flops – only changes on the clock signal rise (edge trigger).</text:p>
      <text:p text:style-name="P3">All the clock signals are wired together throughout the system.</text:p>
      <text:p text:style-name="P3"/>
      <text:p text:style-name="P20">Building a computer <text:span text:style-name="T8">design </text:span>requires</text:p>
      <text:p text:style-name="P11"/>
      <text:p text:style-name="P11">Multiplexer</text:p>
      <text:p text:style-name="P11">Arithmetic and Logic Unit</text:p>
      <text:p text:style-name="P11">Adder and Subtractor</text:p>
      <text:p text:style-name="P11"/>
      <text:p text:style-name="P13">A Mux (multiplexer) is a selector which directs the inputs to output. <text:s text:c="3"/><text:span text:style-name="T9">Again, the Mux selects one of the signals according to the select signal and propagates it to the output regardless of the value of the other input.</text:span></text:p>
      <text:p text:style-name="P13">A 2-to-1 needs only 1 selector bit. <text:s/>N-bit wide mux can be made of N instances of a 1-bit-wide mux. <text:s/></text:p>
      <text:p text:style-name="P12"/>
      <text:p text:style-name="P12">2-to-1 mux has 3 inputs and 1 output. <text:s/>8 rows in a truth table.</text:p>
      <text:p text:style-name="P14">s a b<text:tab/>c<text:tab/><text:tab/><text:tab/><text:tab/>c = combinational logic output</text:p>
      <text:p text:style-name="P12">000<text:tab/>0</text:p>
      <text:p text:style-name="P12">001<text:tab/>0</text:p>
      <text:p text:style-name="P12">010<text:tab/>1</text:p>
      <text:p text:style-name="P12">011<text:tab/>1</text:p>
      <text:p text:style-name="P12">100<text:tab/>0</text:p>
      <text:p text:style-name="P12">101<text:tab/>1</text:p>
      <text:p text:style-name="P12">110<text:tab/>0</text:p>
      <text:p text:style-name="P12">111<text:tab/>1</text:p>
      <text:p text:style-name="P12"/>
      <text:p text:style-name="P15">c <text:tab/>= <text:tab/>s’ab’ + s’ab + sa’b + sab</text:p>
      <text:p text:style-name="P15"><text:s/><text:tab/>= <text:tab/>s’(ab’ + ab) + s(a’b + ab)</text:p>
      <text:p text:style-name="P15"><text:s/><text:tab/>= <text:tab/>s’(a(b’ + b)) + s((a’ + a)b)</text:p>
      <text:p text:style-name="P15"><text:tab/>= <text:tab/>s’(a(1)+s((1)b)</text:p>
      <text:p text:style-name="P15"><text:tab/>=<text:tab/>s’a + sb</text:p>
      <text:p text:style-name="P15"/>
      <text:p text:style-name="P16">(Insert circuit diagram)</text:p>
      <text:p text:style-name="P16"/>
      <text:p text:style-name="P16"/>
      <text:p text:style-name="P16"/>
      <text:p text:style-name="P16"/>
      <text:p text:style-name="P17">4-to-1 multiplex (6 inputs, truth table of 64 rows!!) <text:s/></text:p>
      <text:p text:style-name="P17">e = s1’s0’a + s1’s0b + s1s0’c + s1s0d</text:p>
      <text:list xml:id="list3530940487" text:style-name="L1">
        <text:list-item>
          <text:p text:style-name="P22">Can be built with two 2 input muxes <text:span text:style-name="T10">in cascade</text:span></text:p>
        </text:list-item>
        <text:list-item>
          <text:p text:style-name="P23">The other way to build is to make the circuit with a single 4 input selector</text:p>
        </text:list-item>
        <text:list-item>
          <text:p text:style-name="P23">Extremely common components (registers and muxers)</text:p>
        </text:list-item>
      </text:list>
      <text:p text:style-name="P18"/>
      <text:p text:style-name="P19">Arithmetic and Logic Unit</text:p>
      <text:list xml:id="list2599387146" text:style-name="L2">
        <text:list-item>
          <text:p text:style-name="P24">The heart of the CPU where arithmetic and logic takes place</text:p>
        </text:list-item>
        <text:list-item>
          <text:p text:style-name="P24">Addition and subtraction</text:p>
        </text:list-item>
        <text:list-item>
          <text:p text:style-name="P24">AND and OR</text:p>
        </text:list-item>
        <text:list-item>
          <text:p text:style-name="P25">Like a mux the ALU involves two selects that drive a mux</text:p>
        </text:list-item>
        <text:list-item>
          <text:p text:style-name="P25">The simple ALU will have three units inside (combinational) one for add/subtract, one for AND and one for OR. <text:s/>Each time the ALU processes the signal it will calculate all 3 for the inputs, and the selector will determine which of the signals to use for the given purpose.</text:p>
        </text:list-item>
        <text:list-item>
          <text:p text:style-name="P26">The only drawback to this parallel-ism is the power drawn to do the work, but in a simple enough ALU it could be more power costly to do anything to try and stop the parallel computations.</text:p>
        </text:list-item>
        <text:list-item>
          <text:p text:style-name="P27">Solid state parts means these parts do not wear down/wear out over time (very slowly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7:54:19.627806518</meta:creation-date>
    <dc:date>2019-10-15T20:03:25.109324225</dc:date>
    <meta:editing-duration>PT3H41M35S</meta:editing-duration>
    <meta:editing-cycles>58</meta:editing-cycles>
    <meta:generator>LibreOffice/6.0.1.1$Linux_X86_64 LibreOffice_project/60bfb1526849283ce2491346ed2aa51c465abfe6</meta:generator>
    <meta:document-statistic meta:table-count="0" meta:image-count="0" meta:object-count="0" meta:page-count="3" meta:paragraph-count="76" meta:word-count="1052" meta:character-count="5972" meta:non-whitespace-character-count="4952"/>
  </office:meta>
</office:document-meta>
</file>